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style:text-autospace="none">
        <style:tab-stops>
          <style:tab-stop style:position="0.998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3" style:family="paragraph" style:parent-style-name="Standard">
      <style:paragraph-properties style:text-autospace="none"/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 style:list-style-name="L1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6" style:family="paragraph" style:parent-style-name="Standard" style:list-style-name="L2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7" style:family="paragraph" style:parent-style-name="Standard" style:list-style-name="L3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 style:list-style-name="L4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Standard" style:list-style-name="L5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0" style:family="paragraph" style:parent-style-name="Standard" style:list-style-name="L6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1" style:family="paragraph" style:parent-style-name="Standard" style:list-style-name="L7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2" style:family="paragraph" style:parent-style-name="Standard" style:list-style-name="L8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3" style:family="paragraph" style:parent-style-name="Standard" style:list-style-name="L7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4" style:family="paragraph" style:parent-style-name="Standard" style:list-style-name="L9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5" style:family="paragraph" style:parent-style-name="Standard" style:list-style-name="L10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6" style:family="paragraph" style:parent-style-name="Standard" style:list-style-name="L11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7" style:family="paragraph" style:parent-style-name="Standard" style:list-style-name="L12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8" style:family="paragraph" style:parent-style-name="Standard" style:list-style-name="L13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T1" style:family="text">
      <style:text-properties style:use-window-font-color="true" style:font-name="Times-Roman" fo:font-size="13pt" style:text-underline-style="solid" style:text-underline-width="auto" style:text-underline-color="font-color" style:font-name-asian="Times-Roman" style:font-size-asian="13pt" style:font-name-complex="Times-Roman" style:font-size-complex="13pt"/>
    </style:style>
    <style:style style:name="T2" style:family="text">
      <style:text-properties style:use-window-font-color="true" style:font-name="Times-Roman" fo:font-size="12pt" style:text-underline-style="solid" style:text-underline-width="auto" style:text-underline-color="font-color" style:font-name-asian="Times-Roman" style:font-size-asian="12pt" style:font-name-complex="Times-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Records System</text:p>
      <text:p text:style-name="P1"/>
      <text:p text:style-name="P1">Problem Description</text:p>
      <text:p text:style-name="P1"/>
      <text:p text:style-name="P1">Multi-level privilege – Each user has a specific set of performable actions and roles within the system.</text:p>
      <text:p text:style-name="P1"/>
      <text:p text:style-name="P1">User Use Cases:</text:p>
      <text:list xml:id="list338312984722128237" text:style-name="L1">
        <text:list-item>
          <text:p text:style-name="P5">Log on</text:p>
        </text:list-item>
        <text:list-item>
          <text:p text:style-name="P5">View courses by search (name/number/course)</text:p>
        </text:list-item>
      </text:list>
      <text:p text:style-name="P1"/>
      <text:p text:style-name="P1">Student Use Cases:</text:p>
      <text:list xml:id="list3314463616304365292" text:style-name="L2">
        <text:list-item>
          <text:p text:style-name="P6">View courses by requirements</text:p>
        </text:list-item>
        <text:list-item>
          <text:p text:style-name="P6">Create choice list</text:p>
        </text:list-item>
        <text:list-item>
          <text:p text:style-name="P6">View advisor details</text:p>
        </text:list-item>
        <text:list-item>
          <text:p text:style-name="P6">Enrol</text:p>
        </text:list-item>
        <text:list-item>
          <text:p text:style-name="P6">View timetable</text:p>
        </text:list-item>
        <text:list-item>
          <text:p text:style-name="P6">Check timetable clashes </text:p>
        </text:list-item>
        <text:list-item>
          <text:p text:style-name="P6">View exam Results</text:p>
        </text:list-item>
      </text:list>
      <text:p text:style-name="P1"/>
      <text:p text:style-name="P1">Teaching Committee Head</text:p>
      <text:list xml:id="list2471712593258574146" text:style-name="L3">
        <text:list-item>
          <text:p text:style-name="P7">Create new courses</text:p>
        </text:list-item>
        <text:list-item>
          <text:p text:style-name="P7">Edit course information</text:p>
        </text:list-item>
        <text:list-item>
          <text:p text:style-name="P7">Define program requirements</text:p>
        </text:list-item>
        <text:list-item>
          <text:p text:style-name="P7">Deactivate/kill courses</text:p>
        </text:list-item>
      </text:list>
      <text:p text:style-name="P1"/>
      <text:p text:style-name="P1">Lecturer</text:p>
      <text:list xml:id="list2421369812727436497" text:style-name="L4">
        <text:list-item>
          <text:p text:style-name="P8">View timetable</text:p>
        </text:list-item>
        <text:list-item>
          <text:p text:style-name="P8">View attendance</text:p>
        </text:list-item>
        <text:list-item>
          <text:p text:style-name="P8">Upload attendance records.</text:p>
        </text:list-item>
        <text:list-item>
          <text:p text:style-name="P8">Upload student exam results?</text:p>
        </text:list-item>
        <text:list-item>
          <text:p text:style-name="P8">Monitor attendance (mostly for international masters students)</text:p>
        </text:list-item>
      </text:list>
      <text:p text:style-name="P1"/>
      <text:p text:style-name="P1">Admin Use Cases</text:p>
      <text:list xml:id="list6518835717984268952" text:style-name="L5">
        <text:list-item>
          <text:p text:style-name="P9">View all records</text:p>
        </text:list-item>
        <text:list-item>
          <text:p text:style-name="P9">Add users</text:p>
        </text:list-item>
        <text:list-item>
          <text:p text:style-name="P9">Deactivate users</text:p>
        </text:list-item>
        <text:list-item>
          <text:p text:style-name="P9">Change user details</text:p>
        </text:list-item>
      </text:list>
      <text:p text:style-name="P1"/>
      <text:p text:style-name="P1">Department Year Heads Use Cases:</text:p>
      <text:list xml:id="list8491550573439905299" text:style-name="L6">
        <text:list-item>
          <text:p text:style-name="P10">Assign advisers</text:p>
        </text:list-item>
        <text:list-item>
          <text:p text:style-name="P10">View all advisee records</text:p>
        </text:list-item>
        <text:list-item>
          <text:p text:style-name="P10">Change student choices</text:p>
        </text:list-item>
        <text:list-item>
          <text:p text:style-name="P10">Change student degree type</text:p>
        </text:list-item>
        <text:list-item>
          <text:p text:style-name="P10">Define credit requirements for degree types (including those doing combined honours etc).</text:p>
        </text:list-item>
      </text:list>
      <text:p text:style-name="P1"/>
      <text:p text:style-name="P1">Adviser Use Cases:</text:p>
      <text:list xml:id="list3109136646591057312" text:style-name="L7">
        <text:list-item>
          <text:p text:style-name="P11">View all advisee records</text:p>
        </text:list-item>
        <text:list-item>
          <text:p text:style-name="P11">Change student choices</text:p>
        </text:list-item>
      </text:list>
      <text:p text:style-name="P1"/>
      <text:list xml:id="list569529579" text:continue-numbering="true" text:style-name="L7">
        <text:list-item>
          <text:p text:style-name="P13"><text:soft-page-break/>Constraints on student module choices and timetable selection:</text:p>
        </text:list-item>
        <text:list-item>
          <text:p text:style-name="P11">Students wanting to take modules must have met the prerequisites. </text:p>
        </text:list-item>
        <text:list-item>
          <text:p text:style-name="P11">Students have to take a certain number of credits in certain sections specified by department</text:p>
        </text:list-item>
        <text:list-item>
          <text:p text:style-name="P11">Students cannot enrol in clashing modules without adviser permission?</text:p>
        </text:list-item>
        <text:list-item>
          <text:p text:style-name="P11">International students with low attendance must be emailed after certain time parameters </text:p>
        </text:list-item>
        <text:list-item>
          <text:p text:style-name="P11">Accounts must be secure.</text:p>
        </text:list-item>
      </text:list>
      <text:p text:style-name="P1"/>
      <text:p text:style-name="P1">User Interface:</text:p>
      <text:list xml:id="list2966906937588800981" text:style-name="L8">
        <text:list-item>
          <text:p text:style-name="P12">GUI</text:p>
        </text:list-item>
      </text:list>
      <text:p text:style-name="P2"/>
      <text:p text:style-name="P2"/>
      <text:p text:style-name="P4"><text:span text:style-name="T1">Interview Brief</text:span><text:span text:style-name="T2"> </text:span></text:p>
      <text:p text:style-name="P3">General</text:p>
      <text:list xml:id="list139185586202121095" text:style-name="L9">
        <text:list-item>
          <text:p text:style-name="P14">What would you say was the biggest flaw with MyCampus?</text:p>
        </text:list-item>
        <text:list-item>
          <text:p text:style-name="P14">Which feature would you most like to see on any future student records system that is not supported by MyCampus?</text:p>
        </text:list-item>
        <text:list-item>
          <text:p text:style-name="P14">What do you like about MyCampus (if anything)?</text:p>
        </text:list-item>
        <text:list-item>
          <text:p text:style-name="P14">What is the most important feature of a student records system for your purposes?</text:p>
        </text:list-item>
        <text:list-item>
          <text:p text:style-name="P14">Besides these use cases (show use cases), are there any additional facilities that you would need to have implemented to use a new system?</text:p>
        </text:list-item>
      </text:list>
      <text:p text:style-name="P3"/>
      <text:p text:style-name="P3">Student</text:p>
      <text:list xml:id="list6117979974603643837" text:style-name="L10">
        <text:list-item>
          <text:p text:style-name="P15">Is there any information that you would like to be provided by any future student records system you currently feel is either difficult or impossible to access on MyCampus?</text:p>
        </text:list-item>
        <text:list-item>
          <text:p text:style-name="P15">In particular is there information about a subject you think should be more accessible before enrolment? </text:p>
        </text:list-item>
      </text:list>
      <text:p text:style-name="P3"/>
      <text:p text:style-name="P3">Teaching Committee Head</text:p>
      <text:list xml:id="list6721550415862263921" text:style-name="L11">
        <text:list-item>
          <text:p text:style-name="P16">When you are creating new courses what information needs to be held? – Should any of these fields be mandatory/optional?</text:p>
        </text:list-item>
        <text:list-item>
          <text:p text:style-name="P16">Do you have any direct interaction with student records or just course construction etc? If so which actions towards student records fall under your purview?</text:p>
        </text:list-item>
        <text:list-item>
          <text:p text:style-name="P16">I assume that there are 2 types of course creation, one the abstract concept of a module with its objectives and prerequisites etc and 2 a concrete course with lectures, times, rooms etc. Can you clarify this or make corrections? As a teaching committee head are you responsible for both of these cases? </text:p>
        </text:list-item>
      </text:list>
      <text:p text:style-name="P3"/>
      <text:p text:style-name="P3">Adviser</text:p>
      <text:list xml:id="list9029351859868318302" text:style-name="L12">
        <text:list-item>
          <text:p text:style-name="P17">What information about students needs to be kept/displayed? Should students records have on the fly hide/show attributes? </text:p>
        </text:list-item>
        <text:list-item>
          <text:p text:style-name="P17">Would you rather have an official student issue ticket stored by the system or have the system email your standard account?</text:p>
        </text:list-item>
        <text:list-item>
          <text:p text:style-name="P17">Which features do you most require in order to act efficiently as a student advisor?</text:p>
        </text:list-item>
      </text:list>
      <text:p text:style-name="P3"/>
      <text:p text:style-name="P3">Department Year Head</text:p>
      <text:list xml:id="list6767520530619159889" text:style-name="L13">
        <text:list-item>
          <text:p text:style-name="P18">As a Department Year Head what information do you need to see about students?</text:p>
        </text:list-item>
        <text:list-item>
          <text:p text:style-name="P18">Would you rather have strictly defined criteria for actions such as changing degree types that would indicate whether or not a student was eligible for a degree change or take these cases on a more individual basis?</text:p>
        </text:list-item>
        <text:list-item>
          <text:p text:style-name="P18">What information is required to define what modules a student must/has the option to take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4-02-04T01:47:34</meta:creation-date>
    <dc:date>2014-03-16T22:48:33</dc:date>
    <dc:creator>Joshua Marks</dc:creator>
    <meta:editing-duration>PT1H27M50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2" meta:paragraph-count="69" meta:word-count="602" meta:character-count="3521"/>
  </office:meta>
</office:document-meta>
</file>